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9D600003978C0CD3CBA.svm" manifest:media-type=""/>
  <manifest:file-entry manifest:full-path="Pictures/200000090000529500002EEDEE2C072B.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 svg:font-family="'IPA P明朝'" style:font-adornments="標準" style:font-pitch="variable"/>
    <style:font-face style:name="FreeSerif" svg:font-family="FreeSerif" style:font-adornments="標準" style:font-family-generic="roman" style:font-pitch="variable"/>
    <style:font-face style:name="IPA P明朝1" svg:font-family="'IPA P明朝'" style:font-adornments="標準" style:font-family-generic="roman" style:font-pitch="variable"/>
    <style:font-face style:name="Liberation Serif" svg:font-family="'Liberation Serif'"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1" svg:font-family="IPAゴシック" style:font-adornments="標準" style:font-family-generic="swiss" style:font-pitch="variable"/>
    <style:font-face style:name="IPA P明朝2" svg:font-family="'IPA P明朝'"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ubtitle">
      <style:text-properties fo:font-size="11pt" officeooo:paragraph-rsid="001698bc" style:font-size-asian="11pt" style:font-size-complex="11pt"/>
    </style:style>
    <style:style style:name="P3" style:family="paragraph" style:parent-style-name="Text_20_body">
      <style:text-properties officeooo:paragraph-rsid="00257756"/>
    </style:style>
    <style:style style:name="P4" style:family="paragraph" style:parent-style-name="Text_20_body">
      <style:text-properties officeooo:paragraph-rsid="0027b3a3"/>
    </style:style>
    <style:style style:name="P5" style:family="paragraph" style:parent-style-name="Text_20_body">
      <style:text-properties officeooo:paragraph-rsid="0027bbf1"/>
    </style:style>
    <style:style style:name="P6" style:family="paragraph" style:parent-style-name="Text_20_body">
      <style:text-properties officeooo:paragraph-rsid="0029967a"/>
    </style:style>
    <style:style style:name="P7" style:family="paragraph" style:parent-style-name="Text_20_body">
      <style:text-properties officeooo:rsid="002cba50" officeooo:paragraph-rsid="002cba50"/>
    </style:style>
    <style:style style:name="P8" style:family="paragraph" style:parent-style-name="Text_20_body">
      <style:text-properties officeooo:paragraph-rsid="002ea022"/>
    </style:style>
    <style:style style:name="P9" style:family="paragraph" style:parent-style-name="Text_20_body">
      <style:text-properties officeooo:paragraph-rsid="00308cae"/>
    </style:style>
    <style:style style:name="P10" style:family="paragraph" style:parent-style-name="Text_20_body">
      <style:text-properties officeooo:paragraph-rsid="00326ee3"/>
    </style:style>
    <style:style style:name="P11" style:family="paragraph" style:parent-style-name="Text_20_body">
      <style:text-properties officeooo:paragraph-rsid="0034de4b"/>
    </style:style>
    <style:style style:name="P12" style:family="paragraph" style:parent-style-name="Text_20_body">
      <style:text-properties officeooo:rsid="0034de4b" officeooo:paragraph-rsid="0034de4b"/>
    </style:style>
    <style:style style:name="P13" style:family="paragraph" style:parent-style-name="Text_20_body">
      <style:text-properties officeooo:rsid="0034de4b" officeooo:paragraph-rsid="0036dd49"/>
    </style:style>
    <style:style style:name="P14" style:family="paragraph" style:parent-style-name="Title">
      <style:paragraph-properties fo:margin-top="0.275cm" fo:margin-bottom="0.138cm" style:contextual-spacing="false"/>
      <style:text-properties fo:font-size="14pt" officeooo:rsid="002421e9" officeooo:paragraph-rsid="002421e9" style:font-size-asian="14pt" style:font-size-complex="14pt"/>
    </style:style>
    <style:style style:name="P15" style:family="paragraph" style:parent-style-name="連絡先">
      <style:text-properties officeooo:rsid="002421e9" officeooo:paragraph-rsid="002421e9"/>
    </style:style>
    <style:style style:name="P16" style:family="paragraph" style:parent-style-name="Footnote">
      <style:text-properties officeooo:rsid="0026c3ff" officeooo:paragraph-rsid="0026c3ff"/>
    </style:style>
    <style:style style:name="P17" style:family="paragraph" style:parent-style-name="Footnote">
      <style:text-properties officeooo:rsid="0026f1c3" officeooo:paragraph-rsid="0026f1c3"/>
    </style:style>
    <style:style style:name="P18" style:family="paragraph" style:parent-style-name="Footnote">
      <style:text-properties officeooo:rsid="0027bbf1" officeooo:paragraph-rsid="0027bbf1"/>
    </style:style>
    <style:style style:name="P19" style:family="paragraph" style:parent-style-name="Footnote">
      <style:text-properties officeooo:rsid="002c739d" officeooo:paragraph-rsid="002c739d"/>
    </style:style>
    <style:style style:name="P20" style:family="paragraph" style:parent-style-name="Footnote">
      <style:text-properties officeooo:rsid="00303832" officeooo:paragraph-rsid="00303832"/>
    </style:style>
    <style:style style:name="P21" style:family="paragraph" style:parent-style-name="Footnote">
      <style:text-properties officeooo:rsid="0034de4b" officeooo:paragraph-rsid="0034de4b"/>
    </style:style>
    <style:style style:name="P22" style:family="paragraph" style:parent-style-name="Signature">
      <style:text-properties style:font-name="FreeMono1"/>
    </style:style>
    <style:style style:name="P23" style:family="paragraph" style:parent-style-name="Heading_20_1">
      <style:text-properties officeooo:rsid="002421e9" officeooo:paragraph-rsid="002421e9"/>
    </style:style>
    <style:style style:name="P24" style:family="paragraph" style:parent-style-name="Heading_20_1">
      <style:paragraph-properties fo:break-before="page"/>
    </style:style>
    <style:style style:name="P25" style:family="paragraph" style:parent-style-name="Text_20_body">
      <style:text-properties officeooo:paragraph-rsid="00372b87"/>
    </style:style>
    <style:style style:name="P26" style:family="paragraph" style:parent-style-name="Text_20_body">
      <style:text-properties officeooo:rsid="0034de4b" officeooo:paragraph-rsid="0037cbe5" style:language-asian="ja" style:country-asian="JP"/>
    </style:style>
    <style:style style:name="P27" style:family="paragraph" style:parent-style-name="Heading_20_2">
      <style:text-properties officeooo:paragraph-rsid="0034de4b"/>
    </style:style>
    <style:style style:name="T1" style:family="text">
      <style:text-properties style:language-asian="ja" style:country-asian="JP"/>
    </style:style>
    <style:style style:name="T2" style:family="text">
      <style:text-properties officeooo:rsid="00257756" style:language-asian="ja" style:country-asian="JP"/>
    </style:style>
    <style:style style:name="T3" style:family="text">
      <style:text-properties officeooo:rsid="0037cbe5" style:language-asian="ja" style:country-asian="JP"/>
    </style:style>
    <style:style style:name="T4" style:family="text">
      <style:text-properties officeooo:rsid="0036dd49" style:language-asian="ja" style:country-asian="JP"/>
    </style:style>
    <style:style style:name="T5" style:family="text">
      <style:text-properties officeooo:rsid="0034de4b" style:language-asian="ja" style:country-asian="JP"/>
    </style:style>
    <style:style style:name="T6" style:family="text">
      <style:text-properties officeooo:rsid="00257756"/>
    </style:style>
    <style:style style:name="T7" style:family="text">
      <style:text-properties officeooo:rsid="002cba50"/>
    </style:style>
    <style:style style:name="T8" style:family="text">
      <style:text-properties officeooo:rsid="002ea022"/>
    </style:style>
    <style:style style:name="T9" style:family="text">
      <style:text-properties officeooo:rsid="00308cae"/>
    </style:style>
    <style:style style:name="T10" style:family="text">
      <style:text-properties officeooo:rsid="00326ee3"/>
    </style:style>
    <style:style style:name="T11" style:family="text">
      <style:text-properties officeooo:rsid="0036dd49"/>
    </style:style>
    <style:style style:name="T12" style:family="text">
      <style:text-properties officeooo:rsid="0037cbe5"/>
    </style:style>
    <style:style style:name="T13" style:family="text">
      <style:text-properties officeooo:rsid="0034de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NOME Asia Summit 2014に行ってきたよ！</text:p>
      <text:p text:style-name="P2"><text:span text:style-name="T1">― アジア最大のデスクトップ関連イベントの熱気を感じよう</text:span> <text:span text:style-name="T1">―</text:span></text:p>
      <text:p text:style-name="P22">おがさわら なるひこ</text:p>
      <text:p text:style-name="P15">naruoga@gmail.com</text:p>
      <text:h text:style-name="P23" text:outline-level="1">はじめに</text:h>
      <text:p text:style-name="P3">皆さん、もちろんGNOMEはご存知ですよね？<text:span text:style-name="T6">　いわずとしれたデスクトップ環境（Desktop Environment: DE）の雄であり、さまざまな</text:span><text:span text:style-name="T2">デスクトップアプリの</text:span><text:span text:style-name="T6">コンポーネントを提供しているプロジェクトでもあります。なお読み方は「ぐのーむ」です。英単語のgnome（ノーム、大地の精とされる小人）とは違いますので注意しましょう :)</text:span></text:p>
      <text:p text:style-name="P5">さて、筆者はUnityをDEとして採用しているUbuntuのユーザーではありますが、UbuntuもテキストエディタのgeditやファイラーのNautilusはGNOMEのコンポーネントを利用していますし、日本語入力に欠かせないインプットメソッドIBusはGNOMEとの統合を強く指向しています<text:note text:id="ftn1" text:note-class="footnote"><text:note-citation>1</text:note-citation><text:note-body><text:p text:style-name="Footnote">だからこそ他のDEを採用している*nixディストリビューションは悩ましいというのもあるでしょう。</text:p></text:note-body></text:note>ので、やはりGNOMEの動向は追いかけておきたいところです。そもそも筆者はLibreOfficeというデスクトップアプリケーションのコミュニティで活動しているので、DEとわずLinuxデスクトップ環境そのものに強い関心があるんですな。</text:p>
      <text:p text:style-name="P4">さて、GNOMEのユーザー・開発者が集うカンファレンスといえばGUADEC<text:note text:id="ftn2" text:note-class="footnote"><text:note-citation>2</text:note-citation><text:note-body><text:p text:style-name="P16"><text:a xlink:type="simple" xlink:href="https://www.guadec.org/" text:style-name="Internet_20_link" text:visited-style-name="Visited_20_Internet_20_Link">https://www.guadec.org/</text:a></text:p></text:note-body></text:note> がありますが、行われるのが北米や欧州中心で、なかなか極東に住まう我々としては参加しにくいです。DEのもうひとつの雄であるKDEのカンファレンスAkademy<text:note text:id="ftn3" text:note-class="footnote"><text:note-citation>3</text:note-citation><text:note-body><text:p text:style-name="P18"><text:a xlink:type="simple" xlink:href="https://akademy.kde.org/" text:style-name="Internet_20_link" text:visited-style-name="Visited_20_Internet_20_Link">https://akademy.kde.org/</text:a></text:p></text:note-body></text:note> もヨーロッパで行われるので、なかなか日本からは参加がしんどい。<text:span text:style-name="T1">数年前にはGNOME/KDEの合同カンファレンスとしてDesktop Summitというのがヨーロッパで行われていたようですが、どうもフェードアウトしてしまったみたいですしね。</text:span></text:p>
      <text:p text:style-name="P4">そこで2、3年前から気になっていたのが、GNOME.Asia Summitです。初めて行われたのは2008年の北京で、それからベトナムのホーチミン、台湾の台北（台湾のOSSイベントCOSCUPと合同開催）、インドのバンガロール、香港、そして韓国のソウルときて、今年、スタートの地である北京に戻ってきました<text:note text:id="ftn4" text:note-class="footnote"><text:note-citation>4</text:note-citation><text:note-body><text:p text:style-name="P17"><text:a xlink:type="simple" xlink:href="http://2014.gnome.asia/" text:style-name="Internet_20_link" text:visited-style-name="Visited_20_Internet_20_Link">http://2014.gnome.asia/</text:a></text:p></text:note-body></text:note>。フリーなデスクトップについて話せる貴重な場だし、北京ならまあ近いしいいかなーということで、行ってきたという次第。</text:p>
      <text:h text:style-name="P24" text:outline-level="1">参加準備とか現地でのあれこれとか</text:h>
      <text:p text:style-name="P6"><text:span text:style-name="T1">今回は普通に</text:span>一般参加でした。当然、お金は自分の懐からしか出ません。<text:span text:style-name="T1">本イベント</text:span>は5/24,25の土日開催だったので、<text:span text:style-name="T1">24日</text:span>朝から出ようとすると日本の金曜日に出て、月曜日に帰ってこなければなりません。距離も時差も大したことないので夜行便でもあれば休みを節約できたのですが、まあ、しょうがないですね<text:note text:id="ftn5" text:note-class="footnote"><text:note-citation>5</text:note-citation><text:note-body><text:p text:style-name="Footnote">筆者が乗った便だと成田朝8時台に出て現地に12時過ぎぐらいにはつけるので、土曜日の午前中のプログラムを諦めれば土曜日発でも大丈夫だった、というのは後から気づきました。</text:p></text:note-body></text:note>。</text:p>
      <text:p text:style-name="P6">記憶力がないのでちょっと曖昧ですが、DeNAトラベル<text:note text:id="ftn6" text:note-class="footnote"><text:note-citation>6</text:note-citation><text:note-body><text:p text:style-name="P20"><text:a xlink:type="simple" xlink:href="http://www.skygate.co.jp/" text:style-name="Internet_20_link" text:visited-style-name="Visited_20_Internet_20_Link">http://www.skygate.co.jp/</text:a></text:p></text:note-body></text:note> で往復の航空券と3泊分の宿を手配して6万ちょっとだったと思います。<text:span text:style-name="T1">お小遣いでいける感覚</text:span>。</text:p>
      <text:p text:style-name="P9">現地での注意点<text:span text:style-name="T1">としては</text:span>、ほとんど英語は通じない<text:span text:style-name="T1">かわり漢字はわかる</text:span>のでメモ用紙と筆記用具はすぐ取り出せるところに押し込んどいたほうがいいと思います。あとモバイルネットワークについては、筆者は北京の電気街、<text:span text:style-name="T9">中関村というところにいって携帯屋でGL01Pに刺さるフリーSIMがゲットできないか</text:span>カタコトの英語で交渉したんですが、力尽きて寄り切られ結局モバイルWifiごと買ってしまいました。ココらへん無駄遣いしたくないひとは事前にちゃんとリサーチしたほうがいいかもです。</text:p>
      <text:h text:style-name="Heading_20_1" text:outline-level="1">いよいよGNOME.Asiaへ！</text:h>
      <text:p text:style-name="Text_20_body">いや、北京広いよ！ 会場の北京航空航天大学<text:note text:id="ftn7" text:note-class="footnote"><text:note-citation>7</text:note-citation><text:note-body><text:p text:style-name="P19"><text:a xlink:type="simple" xlink:href="http://ev.buaa.edu.cn/" text:style-name="Internet_20_link" text:visited-style-name="Visited_20_Internet_20_Link">http://ev.buaa.edu.cn/</text:a></text:p></text:note-body></text:note> 広いよ！ 笑っちゃうぐらい敷地がでかくて感動しました。でも、ぼくが歩いたエリア全体の半分もないんだよね。しかもこの大学単科だから、多分北京の大学の中では小さい方なんだろうね。すげ！</text:p>
      <text:p text:style-name="Text_20_body">で、下の写真が会場になった新中央棟（クルマと大きさ比べてみてね）。この巨大な建物が半地下になっていて、そこがカンファレンスセンターとしてイベントに使われました。</text:p>
      <text:p text:style-name="Text_20_body"><draw:frame draw:style-name="fr1" draw:name="イメージ1" text:anchor-type="paragraph" svg:width="8.213cm" svg:height="4.667cm" draw:z-index="0"><draw:image xlink:href="Pictures/200000090000529500002EEDEE2C072B.svm" xlink:type="simple" xlink:show="embed" xlink:actuate="onLoad"/></draw:frame></text:p>
      <text:p text:style-name="P8"><text:soft-page-break/>以下、面白かった講演をちょっとご紹介。</text:p>
      <text:p text:style-name="P8">詳しくは筆者のブログ <text:a xlink:type="simple" xlink:href="http://d.hatena.ne.jp/naruoga/20140531/1401542411" text:style-name="Internet_20_link" text:visited-style-name="Visited_20_Internet_20_Link"><text:span text:style-name="T8">http://d.hatena.ne.jp/naruoga/20140531/1401542411</text:span></text:a><text:span text:style-name="T8"> に書いたので良かったら読んでね。</text:span></text:p>
      <text:h text:style-name="P27" text:outline-level="2">Richard <text:span text:style-name="T7">M. Stallman – Computing, Freedom and Privacy –</text:span></text:h>
      <text:p text:style-name="P7">ご存知RMSのキーノート。GNOMEはGNUの一プロジェクトという扱いなので、こういう講演が実現するのでしょう。いかにもRMSらしいテーマでコンピューティングにおける自由とプライバシーの問題について語ってました。AppleもFacebookもEvilである、使うな、だそうで。もちろん彼ならそういうでしょう :)</text:p>
      <text:p text:style-name="P7">もっとピリピリした怖い人かと思ってたけど、語り口はユーモラスで思ったよりずっと柔らかい感じでした。まあ、緊張して声かけられなかったんだけどｗ</text:p>
      <text:h text:style-name="Heading_20_2" text:outline-level="2">次世代Input Methodの話とか</text:h>
      <text:p text:style-name="Text_20_body">IBus開発者のAnish Patil氏とDaiki Uenoさんによるトーク。内容はUI面とアーキテクチャについて。IBusのエンジンは堅牢性を持たせるために内部でプロセス分割してD-Busでいろいろやったり取ったりしてるけど軽量なエンジンにとってはちょっと重たいよねと。そこらへん見直したいって話をしてました。今Wayland上のIMで実験的にやってるよと。こういう先を見据えた話はもっとIMのことわかる人に話を聞いてもらいたいなあというのは思いました。</text:p>
      <text:h text:style-name="Heading_20_2" text:outline-level="2">Ansibleの話とか</text:h>
      <text:p text:style-name="P10">全然デスクトップじゃないけど、それは今回のイベントがFUDCON APAC<text:note text:id="ftn8" text:note-class="footnote"><text:note-citation>8</text:note-citation><text:note-body><text:p text:style-name="P20"><text:span text:style-name="T1">Fedora Users </text:span><text:span text:style-name="T3">and Developers Conference. </text:span><text:a xlink:type="simple" xlink:href="http://fedoraproject.org/wiki/FUDCon:Beijing_2014" text:style-name="Internet_20_link" text:visited-style-name="Visited_20_Internet_20_Link">http://fedoraproject.org/wiki/FUDCon:Beijing_2014</text:a></text:p></text:note-body></text:note> を兼ねてたからなんですね。Fedoraインフラチームの<text:span text:style-name="T10">Aditya Patawari氏によるもの。</text:span></text:p>
      <text:p text:style-name="P10">FedoraのインフラはPuppetで管理されてたらしいのですが今Ansibleに移行を進めてるんだとか。Ansibleはエージェントレスでターゲットマシンがsshの口さえあいてればいいこと、YAMLの記述がわかりやすくて非プログラマのインフラ屋にもわかりやすいこと、Python 2.6さえ動けばいいのでホストを選ばないこと、などを理由にあげていました。Puppetスクリプトを公開してAnsible Playbookに書き換えるって作業をコミュニティベースでやってるという取り組みは面白かったですね。</text:p>
      <text:h text:style-name="Heading_20_2" text:outline-level="2">GNOMEコミュニティの歩き方的な</text:h>
      <text:p text:style-name="P10">GNOME Foundationのボードたち、それとGNOME.Asiaのオーガナイザーを軸にフリーディスカッションをするというゆるーいトラック。GNOMEはやっぱり設立してから長いせいか、<text:span text:style-name="T1">イベントの回し方とか予算面とかちゃんとしてて</text:span>、うーんやっぱTDFとか違うなあとかのんき<text:soft-page-break/>に聞いてたら、「ねえねえ、日本ではオープンソースの活動って盛ん？ コミュニティ活発？」とかいきなり振られてすごい焦りました。</text:p>
      <text:p text:style-name="P25">「うーん例えばDockerのイベントやったら100人とかあっという間に集まるよ。でもそれはDockerがいずれはビジネスになるからかもしれない。デスクトップは正直盛り上がってない」と答えたけど、どうなんですかね？</text:p>
      <text:h text:style-name="Heading_20_1" text:outline-level="1">青年の主張</text:h>
      <text:p text:style-name="Text_20_body">青年とはいえないオッサン<text:note text:id="ftn9" text:note-class="footnote"><text:note-citation>9</text:note-citation><text:note-body><text:p text:style-name="Footnote">本稿執筆現在、43歳でございます。</text:p></text:note-body></text:note> ですが、いうことは青臭いのでご承知を。</text:p>
      <text:p text:style-name="Text_20_body">えっと、なんというかですね、現地で<text:span text:style-name="T1">すごく言われたのは「なんでここに日本人が君とDaikiしかいないんだ？」ってこと。</text:span><text:span text:style-name="T12">GNOMEに限らずデスクトップに広げた話でもやっていいと思うので（さすがにKDEのディープな実装の話とかは不採択になりそうだけど）、デスクトップに関心がある人は参加したらいいと思うんですが、そもそも</text:span><text:span text:style-name="T3">日本には</text:span><text:span text:style-name="T12">いないんですか</text:span><text:span text:style-name="T3">ね</text:span><text:span text:style-name="T12">？ フリーなデスクトップの</text:span><text:span text:style-name="T3">現状・</text:span><text:span text:style-name="T12">将来に関心がある人って。</text:span></text:p>
      <text:p text:style-name="P11">これははっきりと嫉妬だと自覚していますけれども、日本のオープンソースにおいてデスクトップが一番盛り上がりに欠けていると思っています。<text:span text:style-name="T1">それはどうやったら打破できるんでしょう。</text:span><text:span text:style-name="T13">日本にフリーなデスクトップのユーザーいるよ、自分たち関心あるし意見もいいたい</text:span><text:span text:style-name="T5">よ、</text:span><text:span text:style-name="T13">必要なら手を動かす気持ちもあるよ？ ということを</text:span><text:span text:style-name="T5">世界に</text:span><text:span text:style-name="T13">アピールしないとヤバイんじゃないかって思うんですよね。で、それならまずはCJKという同じ意識を共有できる東アジア地区で交流を深めたほうがいいと思って、GNOME.Asiaは一つのよい機会だ</text:span><text:span text:style-name="T4">なと。</text:span></text:p>
      <text:p text:style-name="P12"><text:span text:style-name="T1">堅いことおいといて</text:span>セッションだけでなくアフターセッションも含めてめっちゃ楽しいイベントだったのですよホント。また行きたいですし、みなさんも行きましょう！</text:p>
      <text:p text:style-name="P12"/>
      <text:p text:style-name="P13">……あ、あと、GNOME Foundationのボードを含む多くの人が「日本でもやろうよ！」と言ってました。きっとたんに日本に来てみたいということだとは思うのですがｗ、LibreOfficeでアジアカンファレンスはやりたいと考えてるので、一緒にやれたら楽しいな、とは思います。</text:p>
      <text:p text:style-name="P26">ともあれ、謝謝！　再見！</text:p>
      <text:p text:style-name="P12"><draw:frame draw:style-name="fr2" draw:name="イメージ2" text:anchor-type="paragraph" svg:width="7.823cm" svg:height="4.247cm" draw:z-index="1"><draw:image xlink:href="Pictures/20000009000069D600003978C0CD3CBA.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 svg:font-family="'IPA P明朝'" style:font-adornments="標準" style:font-pitch="variable"/>
    <style:font-face style:name="FreeSerif" svg:font-family="FreeSerif" style:font-adornments="標準" style:font-family-generic="roman" style:font-pitch="variable"/>
    <style:font-face style:name="IPA P明朝1" svg:font-family="'IPA P明朝'" style:font-adornments="標準" style:font-family-generic="roman" style:font-pitch="variable"/>
    <style:font-face style:name="Liberation Serif" svg:font-family="'Liberation Serif'"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1" svg:font-family="IPAゴシック" style:font-adornments="標準" style:font-family-generic="swiss" style:font-pitch="variable"/>
    <style:font-face style:name="IPA P明朝2" svg:font-family="'IPA P明朝'"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標準" style:font-family-generic="roman" style:font-pitch="variable" style:font-name-asian="IPA P明朝" style:font-family-asian="'IPA P明朝'" style:font-style-name-asian="標準"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太字" style:font-family-generic="swiss" style:font-pitch="variable" fo:font-size="14pt" fo:font-weight="bold" style:font-name-asian="IPAPGothic" style:font-family-asian="IPAPGothic" style:font-style-name-asian="標準" style:font-family-generic-asian="swiss" style:font-pitch-asian="variable" style:font-size-asian="14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text-align="justify" style:justify-single-word="false" style:register-true="true" fo:text-indent="0.319cm" style:auto-text-indent="false" style:page-number="auto" fo:background-color="transparent" style:shadow="none">
        <style:tab-stops/>
        <style:background-image/>
      </style:paragraph-properties>
      <style:text-properties style:font-name="FreeSerif" fo:font-family="FreeSerif" style:font-style-name="標準" style:font-family-generic="roman" style:font-pitch="variable" fo:font-size="9pt" style:font-name-asian="IPA P明朝1" style:font-family-asian="'IPA P明朝'" style:font-style-name-asian="標準" style:font-family-generic-asian="roman" style:font-pitch-asian="variable"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style:contextual-spacing="false" fo:text-indent="0cm" style:auto-text-indent="false"/>
      <style:text-properties style:font-name="FreeSans" fo:font-family="FreeSans" style:font-style-name="太字" style:font-family-generic="swiss" style:font-pitch="variable" fo:font-size="9pt" style:text-underline-style="solid" style:text-underline-width="auto" style:text-underline-color="font-color" fo:font-weight="normal" style:font-name-asian="IPA Pゴシック"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style:contextual-spacing="false" fo:text-align="end" style:justify-single-word="false" text:number-lines="false" text:line-number="0"/>
      <style:text-properties style:font-name="FreeSans1" fo:font-family="FreeSans" style:font-style-name="標準" style:font-family-generic="swiss" style:font-pitch="variable" style:font-name-asian="IPA Pゴシック" style:font-family-asian="'IPA Pゴシック'" style:font-style-name-asian="標準" style:font-family-generic-asian="swiss" style:font-pitch-asian="variable"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style:contextual-spacing="false" fo:text-indent="0cm" style:auto-text-indent="false" style:page-number="auto" style:shadow="none">
        <style:drop-cap/>
      </style:paragraph-properties>
      <style:text-properties fo:font-size="12pt" fo:font-style="normal" fo:text-shadow="none" fo:font-weight="normal" style:font-name-asian="IPA Pゴシック1" style:font-family-asian="'IPA Pゴシック'" style:font-style-name-asian="太字" style:font-family-generic-asian="swiss" style:font-pitch-asian="variable" style:font-size-asian="12pt" style:font-style-asian="normal" style:font-weight-asian="normal" style:font-size-complex="14pt" style:font-style-complex="italic" style:font-weight-complex="bold"/>
    </style:style>
    <style:style style:name="Title" style:family="paragraph" style:parent-style-name="Heading" style:next-style-name="Subtitle" style:class="chapter">
      <style:paragraph-properties fo:margin-top="0cm" fo:margin-bottom="0cm" style:contextual-spacing="false" fo:text-align="center" style:justify-single-word="false"/>
      <style:text-properties style:font-name="FreeSans" fo:font-family="FreeSans" style:font-style-name="太字" style:font-family-generic="swiss" style:font-pitch="variable" fo:font-size="18pt" fo:font-weight="600" style:font-name-asian="IPA Pゴシック1" style:font-family-asian="'IPA Pゴシック'" style:font-style-name-asian="太字" style:font-family-generic-asian="swiss" style:font-pitch-asian="variable"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style:contextual-spacing="false"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1" style:font-family-asian="IPAゴシック" style:font-style-name-asian="標準" style:font-family-generic-asian="swiss" style:font-pitch-asian="variable" style:font-size-asian="9pt"/>
    </style:style>
    <style:style style:name="Quotations" style:family="paragraph" style:parent-style-name="Text_20_body" style:class="html" style:master-page-name="">
      <style:paragraph-properties fo:margin-left="0cm" fo:margin-right="0cm" fo:margin-top="0cm" fo:margin-bottom="0cm" style:contextual-spacing="false" fo:text-indent="0cm" style:auto-text-indent="false" style:page-number="auto" fo:background-color="transparent" fo:padding="0.319cm" fo:border-left="0.31pt solid #000000" fo:border-right="none" fo:border-top="none" fo:border-bottom="none" style:shadow="none">
        <style:background-image/>
      </style:paragraph-properties>
      <style:text-properties style:font-name-asian="IPA P明朝"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style:line-height-at-least="0cm" fo:text-indent="0cm" style:auto-text-indent="false" fo:padding="0.049cm" fo:border="0.31pt solid #000000" style:shadow="none"/>
      <style:text-properties style:font-name="FreeMono" fo:font-family="FreeMono" style:font-style-name="標準" style:font-family-generic="modern" style:font-pitch="fixed" fo:font-size="8pt" style:font-name-asian="IPAゴシック1"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1"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IPA P明朝2" style:font-family-asian="'IPA P明朝'"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Internet_20_link" style:display-name="Internet link" style:family="text">
      <style:text-properties fo:color="#000000" style:font-name="FreeSans1" fo:font-family="FreeSans" style:font-style-name="標準" style:font-family-generic="swiss" style:font-pitch="variable" fo:font-size="9pt" fo:language="zxx" fo:country="none" style:text-underline-style="solid" style:text-underline-width="auto" style:text-underline-color="font-color" style:font-name-asian="IPAゴシック" style:font-family-asian="IPAゴシック" style:font-style-name-asian="標準" style:font-family-generic-asian="modern" style:font-pitch-asian="fixed" style:font-size-asian="9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Teletyp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8" style:layout-grid-base-height="0.55cm" style:layout-grid-ruby-height="0.035cm" style:layout-grid-mode="none" style:layout-grid-ruby-below="false" style:layout-grid-print="true" style:layout-grid-display="true" style:layout-grid-base-width="0.388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0T19:16:40.567643403</meta:creation-date>
    <meta:editing-duration>PT20M49S</meta:editing-duration>
    <meta:editing-cycles>5</meta:editing-cycles>
    <meta:generator>LibreOffice/4.2.5.2$Windows_x86 LibreOffice_project/61cb170a04bb1f12e77c884eab9192be736ec5f5</meta:generator>
    <dc:title>hoge</dc:title>
    <meta:initial-creator>Naruhiko Ogasawara</meta:initial-creator>
    <dc:date>2014-07-25T16:45:10.038000000</dc:date>
    <dc:creator>Ogasawara Naruhiko</dc:creator>
    <meta:document-statistic meta:table-count="0" meta:image-count="2" meta:object-count="0" meta:page-count="4" meta:paragraph-count="46" meta:word-count="3233" meta:character-count="4011" meta:non-whitespace-character-count="3962"/>
  </office:meta>
</office:document-meta>
</file>